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face style:name="DejaVu Sans Mono" svg:font-family="'DejaVu Sans Mono'" style:font-family-generic="modern" style:font-pitch="fixed"/>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office:font-face-decls>
  <office:automatic-styles>
    <style:style style:name="Table4" style:family="table">
      <style:table-properties style:width="7.3201in" fo:margin-left="-0.0451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3.7313in"/>
    </style:style>
    <style:style style:name="Table4.B" style:family="table-column">
      <style:table-column-properties style:column-width="3.5889in"/>
    </style:style>
    <style:style style:name="Table4.A1" style:family="table-cell">
      <style:table-cell-properties style:vertical-align="middle" fo:padding="0in" fo:border="none"/>
    </style:style>
    <style:style style:name="Table4.3" style:family="table-row">
      <style:table-row-properties fo:background-color="transparent" fo:keep-together="auto">
        <style:background-image/>
      </style:table-row-properties>
    </style:style>
    <style:style style:name="Table4.A3" style:family="table-cell">
      <style:table-cell-properties style:vertical-align="middle" fo:background-color="transparent" fo:padding="0in" fo:border="none" style:writing-mode="page">
        <style:background-image/>
      </style:table-cell-properties>
    </style:style>
    <style:style style:name="Table5" style:family="table">
      <style:table-properties style:width="7.2819in" fo:margin-left="-0.0264in" table:align="left"/>
    </style:style>
    <style:style style:name="Table5.A" style:family="table-column">
      <style:table-column-properties style:column-width="3.3431in"/>
    </style:style>
    <style:style style:name="Table5.B" style:family="table-column">
      <style:table-column-properties style:column-width="3.9389in"/>
    </style:style>
    <style:style style:name="Table5.A1" style:family="table-cell">
      <style:table-cell-properties style:vertical-align="middle" fo:padding="0in" fo:border="none"/>
    </style:style>
    <style:style style:name="P1" style:family="paragraph" style:parent-style-name="Standard">
      <style:paragraph-properties fo:margin-left="0in" fo:margin-right="0in" fo:margin-top="0in" fo:margin-bottom="0in" style:contextual-spacing="false" fo:text-indent="0in" style:auto-text-indent="false"/>
      <style:text-properties style:font-name="Lato" fo:font-size="11pt" fo:language="en" fo:country="US" officeooo:paragraph-rsid="001248cc" style:font-size-asian="11pt" style:font-size-complex="11pt" loext:padding="0in" loext:border="none"/>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US" officeooo:paragraph-rsid="001248cc" style:font-size-asian="11pt" style:font-size-complex="11pt" loext:padding="0in" loext:border="none"/>
    </style:style>
    <style:style style:name="P3" style:family="paragraph" style:parent-style-name="Table_20_Contents">
      <style:paragraph-properties fo:margin-left="0in" fo:margin-right="0in" fo:margin-top="0in" fo:margin-bottom="0in" style:contextual-spacing="false" fo:text-indent="0in" style:auto-text-indent="false" fo:padding="0in" fo:border="none"/>
      <style:text-properties style:font-name="Lato" fo:font-size="11pt" officeooo:paragraph-rsid="001248cc" style:font-size-asian="11pt" style:font-size-complex="11pt" loext:padding="0in" loext:border="none"/>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1248cc" style:font-size-asian="11pt" style:font-size-complex="11pt" loext:padding="0in" loext:border="none"/>
    </style:style>
    <style:style style:name="P5"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officeooo:paragraph-rsid="001248cc" style:font-size-asian="11pt" style:font-size-complex="11pt" loext:padding="0in" loext:border="none"/>
    </style:style>
    <style:style style:name="P6" style:family="paragraph" style:parent-style-name="Text_20_body">
      <style:paragraph-properties fo:margin-left="0.5in" fo:margin-right="0in" fo:margin-top="0in" fo:margin-bottom="0in" style:contextual-spacing="false" fo:text-indent="0in" style:auto-text-indent="false" fo:padding="0in" fo:border="none"/>
      <style:text-properties style:font-name="Lato" fo:font-size="11pt" officeooo:paragraph-rsid="001248cc" style:font-size-asian="11pt" style:font-size-complex="11pt" loext:padding="0in" loext: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17bb82" style:font-size-asian="11pt" style:font-size-complex="11pt" loext:padding="0in" loext:border="none"/>
    </style:style>
    <style:style style:name="P8"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officeooo:paragraph-rsid="0017bb82" style:font-size-asian="11pt" style:font-size-complex="11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officeooo:paragraph-rsid="001958c4" style:font-size-asian="11pt" style:font-size-complex="11pt" loext:padding="0in" loext:border="none"/>
    </style:style>
    <style:style style:name="P10"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style:font-name="Lato" fo:font-size="11pt" officeooo:paragraph-rsid="001248cc" style:font-size-asian="11pt" style:font-size-complex="11pt"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1248cc" style:font-size-asian="11pt" style:font-size-complex="11pt" loext:padding="0in" loext:border="none"/>
    </style:style>
    <style:style style:name="P12"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GB" officeooo:paragraph-rsid="001248cc" style:font-size-asian="11pt" style:font-size-complex="11pt" loext:padding="0in" loext:border="none"/>
    </style:style>
    <style:style style:name="P13"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1248cc" style:font-size-asian="11pt" style:font-size-complex="11pt" loext:padding="0in" loext:border="none"/>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13ea7f" style:font-size-asian="11pt" style:font-size-complex="11pt" loext:padding="0in" loext:border="none"/>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17bb82" style:font-size-asian="11pt" style:font-size-complex="11pt" loext:padding="0in" loext:border="none"/>
    </style:style>
    <style:style style:name="P16"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style:font-name="Lato" fo:font-size="11pt" fo:language="en" fo:country="GB" officeooo:paragraph-rsid="001958c4" style:font-size-asian="11pt" style:font-size-complex="11pt" loext:padding="0in" loext:border="none"/>
    </style:style>
    <style:style style:name="P17"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fo:padding="0in" fo:border="none"/>
      <style:text-properties style:font-name="Lato" fo:font-size="11pt" fo:language="en" fo:country="GB" officeooo:paragraph-rsid="001958c4" style:font-size-asian="11pt" style:font-size-complex="11pt" loext:padding="0in" loext:border="non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1958c4" style:font-size-asian="11pt" style:font-size-complex="11pt" loext:padding="0in" loext:border="none"/>
    </style:style>
    <style:style style:name="P19" style:family="paragraph" style:parent-style-name="Text_20_body">
      <style:paragraph-properties fo:margin-left="0.25in" fo:margin-right="0in" fo:margin-top="0in" fo:margin-bottom="0in" style:contextual-spacing="false" fo:text-indent="0in" style:auto-text-indent="false" fo:padding="0in" fo:border="none"/>
      <style:text-properties style:font-name="Lato" fo:font-size="11pt" fo:language="en" fo:country="GB" officeooo:paragraph-rsid="001b3097" style:font-size-asian="11pt" style:font-size-complex="11pt" loext:padding="0in" loext:border="none"/>
    </style:style>
    <style:style style:name="P20" style:family="paragraph" style:parent-style-name="Table_20_Contents">
      <style:paragraph-properties fo:margin-left="0in" fo:margin-right="0in" fo:margin-top="0in" fo:margin-bottom="0in" style:contextual-spacing="false" fo:text-indent="0in" style:auto-text-indent="false" fo:padding="0in" fo:border="none"/>
      <style:text-properties style:font-name="Lato" fo:font-size="9pt" officeooo:paragraph-rsid="001248cc" style:font-size-asian="9pt" style:font-size-complex="9pt" loext:padding="0in" loext:border="none"/>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9pt" officeooo:paragraph-rsid="001248cc" style:font-size-asian="9pt" style:font-size-complex="9pt" loext:padding="0in" loext:border="none"/>
    </style:style>
    <style:style style:name="P22" style:family="paragraph" style:parent-style-name="Standard">
      <style:paragraph-properties fo:margin-left="0in" fo:margin-right="0in" fo:margin-top="0in" fo:margin-bottom="0in" style:contextual-spacing="false" fo:text-indent="0in" style:auto-text-indent="false"/>
      <style:text-properties style:font-name="Lato1" fo:font-size="24pt" fo:language="en" fo:country="US" officeooo:paragraph-rsid="001248cc" style:font-size-asian="24pt" style:font-size-complex="24pt" loext:padding="0in" loext:border="none"/>
    </style:style>
    <style:style style:name="P23" style:family="paragraph" style:parent-style-name="Text_20_body">
      <style:paragraph-properties fo:margin-left="0in" fo:margin-right="0in" fo:margin-top="0in" fo:margin-bottom="0in" style:contextual-spacing="false" fo:text-indent="0in" style:auto-text-indent="false" fo:padding="0in" fo:border="none"/>
      <style:text-properties style:font-name="Lato1" fo:font-size="12pt" fo:language="en" fo:country="US" style:text-underline-style="solid" style:text-underline-width="auto" style:text-underline-color="font-color" fo:font-weight="bold" officeooo:paragraph-rsid="001248cc" style:font-size-asian="12pt" style:font-weight-asian="bold" style:font-size-complex="12pt" style:font-weight-complex="bold" loext:padding="0in" loext:border="none"/>
    </style:style>
    <style:style style:name="P24" style:family="paragraph" style:parent-style-name="Table_20_Contents">
      <style:paragraph-properties fo:margin-left="0in" fo:margin-right="0in" fo:margin-top="0in" fo:margin-bottom="0in" style:contextual-spacing="false" fo:text-indent="0in" style:auto-text-indent="false" fo:padding="0in" fo:border="none"/>
      <style:text-properties fo:color="#0000cc" loext:opacity="100%" style:font-name="DejaVu Sans Mono" fo:font-size="9pt" fo:language="en" fo:country="US" style:text-underline-style="none" fo:font-weight="normal" officeooo:paragraph-rsid="001248cc" style:font-size-asian="9pt" style:font-weight-asian="normal" style:font-size-complex="9pt" style:font-weight-complex="normal" loext:padding="0in" loext:border="none"/>
    </style:style>
    <style:style style:name="P25"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in" loext:border="none"/>
    </style:style>
    <style:style style:name="P26" style:family="paragraph" style:parent-style-name="Text_20_body">
      <style:paragraph-properties fo:margin-left="0.25in" fo:margin-right="0in" fo:margin-top="0in" fo:margin-bottom="0in" style:contextual-spacing="false" fo:text-indent="0in" style:auto-text-indent="false" fo:padding="0in" fo:border="none"/>
      <style:text-properties fo:color="#0000cc"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in" loext:border="none"/>
    </style:style>
    <style:style style:name="P27" style:family="paragraph" style:parent-style-name="Text_20_body">
      <style:paragraph-properties fo:margin-left="0in" fo:margin-right="0in" fo:margin-top="0in" fo:margin-bottom="0in" style:contextual-spacing="false" fo:text-indent="0in" style:auto-text-indent="false" fo:padding="0in" fo:border="none"/>
      <style:text-properties fo:color="#0000cc" loext:opacity="100%" style:font-name="DejaVu Sans Mono" fo:font-size="10pt" fo:language="en" fo:country="US" officeooo:paragraph-rsid="001248cc" style:font-size-asian="10pt" style:font-size-complex="10pt" loext:padding="0in" loext:border="none"/>
    </style:style>
    <style:style style:name="P28"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fo:language="en" fo:country="GB" officeooo:paragraph-rsid="001248cc" style:font-size-asian="11pt" style:font-size-complex="11pt" loext:padding="0in" loext:border="none"/>
    </style:style>
    <style:style style:name="P29"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fo:language="en" fo:country="GB" officeooo:paragraph-rsid="001b3097" style:font-size-asian="11pt" style:font-size-complex="11pt" loext:padding="0in" loext:border="none"/>
    </style:style>
    <style:style style:name="P30"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 fo:font-size="11pt" officeooo:paragraph-rsid="001248cc" style:font-size-asian="11pt" style:font-size-complex="11pt" loext:padding="0in" loext:border="none"/>
    </style:style>
    <style:style style:name="P3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in" loext:border="none"/>
    </style:style>
    <style:style style:name="P32"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in" loext:border="none"/>
    </style:style>
    <style:style style:name="P33"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9pt" fo:letter-spacing="normal" fo:language="en" fo:country="US" fo:font-style="normal" style:text-underline-style="none" fo:font-weight="normal" officeooo:rsid="001248cc" officeooo:paragraph-rsid="001248cc" style:font-size-asian="9pt" style:font-weight-asian="normal" style:font-size-complex="9pt" style:font-weight-complex="normal" loext:padding="0in" loext:border="none"/>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in" loext:border="none"/>
    </style:style>
    <style:style style:name="P35"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in" loext:border="none"/>
    </style:style>
    <style:style style:name="P36"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fo:padding="0in"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48cc" style:font-size-asian="9.5pt" style:font-weight-asian="normal" style:font-size-complex="9.5pt" style:font-weight-complex="normal" loext:padding="0in" loext:border="none"/>
    </style:style>
    <style:style style:name="P37"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48cc" style:font-size-asian="9.5pt" style:font-weight-asian="normal" style:font-size-complex="9.5pt" style:font-weight-complex="normal" loext:padding="0in" loext:border="none"/>
    </style:style>
    <style:style style:name="P38"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674a" style:font-size-asian="9.5pt" style:font-weight-asian="normal" style:font-size-complex="9.5pt" style:font-weight-complex="normal" loext:padding="0in" loext:border="none"/>
    </style:style>
    <style:style style:name="P39"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7bb82" style:font-size-asian="9.5pt" style:font-weight-asian="normal" style:font-size-complex="9.5pt" style:font-weight-complex="normal" loext:padding="0in" loext:border="none"/>
    </style:style>
    <style:style style:name="P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3ea7f" style:font-size-asian="9.5pt" style:font-weight-asian="normal" style:font-size-complex="9.5pt" style:font-weight-complex="normal" loext:padding="0in" loext:border="none"/>
    </style:style>
    <style:style style:name="P4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paragraph-rsid="001248cc" style:font-size-asian="11pt" style:font-weight-asian="normal" style:font-size-complex="11pt" style:font-weight-complex="normal" loext:padding="0in" loext:border="none"/>
    </style:style>
    <style:style style:name="P4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1248cc" officeooo:paragraph-rsid="001248cc" style:font-size-asian="11pt" style:font-weight-asian="normal" style:font-size-complex="11pt" style:font-weight-complex="normal" loext:padding="0in" loext:border="none"/>
    </style:style>
    <style:style style:name="P43"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1248cc" officeooo:paragraph-rsid="001248cc" style:font-size-asian="11pt" style:font-weight-asian="normal" style:font-size-complex="11pt" style:font-weight-complex="normal" loext:padding="0in" loext:border="none"/>
    </style:style>
    <style:style style:name="P4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paragraph-rsid="001248cc" style:font-size-asian="11pt" style:font-size-complex="11pt" loext:padding="0in" loext:border="none"/>
    </style:style>
    <style:style style:name="P45"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paragraph-rsid="001248cc" style:font-size-asian="11pt" style:font-size-complex="11pt" loext:padding="0in" loext:border="none"/>
    </style:style>
    <style:style style:name="P46"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none" fo:font-weight="bold" officeooo:paragraph-rsid="001248cc" style:font-size-asian="12pt" style:font-weight-asian="bold" style:font-size-complex="12pt" style:font-weight-complex="bold" loext:padding="0in" loext:border="none"/>
    </style:style>
    <style:style style:name="P4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2pt" fo:letter-spacing="normal" fo:language="en" fo:country="US" fo:font-style="normal" style:text-underline-style="solid" style:text-underline-width="auto" style:text-underline-color="font-color" fo:font-weight="bold" officeooo:paragraph-rsid="001248cc" style:font-size-asian="12pt" style:font-weight-asian="bold" style:font-size-complex="12pt" style:font-weight-complex="bold" loext:padding="0in" loext:border="none"/>
    </style:style>
    <style:style style:name="P48"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5b277d"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in" loext:border="none"/>
    </style:style>
    <style:style style:name="P49"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ff3838"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in" loext:border="none"/>
    </style:style>
    <style:style style:name="P50" style:family="paragraph" style:parent-style-name="Text_20_body">
      <style:paragraph-properties fo:margin-left="0.25in" fo:margin-right="0in" fo:margin-top="0in" fo:margin-bottom="0in" style:contextual-spacing="false" fo:text-indent="0in" style:auto-text-indent="false" fo:padding="0in" fo:border="none"/>
      <style:text-properties fo:font-variant="normal" fo:text-transform="none" fo:color="#127622"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in" loext:border="none"/>
    </style:style>
    <style:style style:name="P5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13ea7f"/>
    </style:style>
    <style:style style:name="P5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1248cc"/>
    </style:style>
    <style:style style:name="P5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14be26"/>
    </style:style>
    <style:style style:name="P55"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fo:padding="0in" fo:border="none"/>
      <style:text-properties style:font-name="DejaVu Sans Mono" fo:font-size="9.80000019073486pt" officeooo:paragraph-rsid="001248cc" style:font-size-asian="9.80000019073486pt" style:font-size-complex="9.80000019073486pt" loext:padding="0in" loext:border="none"/>
    </style:style>
    <style:style style:name="P56" style:family="paragraph" style:parent-style-name="Text_20_body">
      <style:paragraph-properties fo:margin-left="0.25in" fo:margin-right="0in" fo:margin-top="0in" fo:margin-bottom="0in" style:contextual-spacing="false" fo:text-indent="0in" style:auto-text-indent="false" fo:padding="0in" fo:border="none"/>
      <style:text-properties fo:color="#5b277d"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in" loext:border="none"/>
    </style:style>
    <style:style style:name="T1" style:family="text">
      <style:text-properties fo:language="en" fo:country="GB"/>
    </style:style>
    <style:style style:name="T2" style:family="text">
      <style:text-properties fo:color="#0000cc" loext:opacity="100%"/>
    </style:style>
    <style:style style:name="T3"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4" style:family="text">
      <style:text-properties style:use-window-font-color="true" loext:opacity="0%" style:font-name="Lato" fo:font-size="11pt" fo:language="en" fo:country="GB" style:font-size-asian="11pt" style:font-size-complex="11pt"/>
    </style:style>
    <style:style style:name="T5" style:family="text">
      <style:text-properties style:use-window-font-color="true" loext:opacity="0%" style:font-name="Lato" fo:font-size="11pt" fo:language="en" fo:country="GB" officeooo:rsid="001248cc" style:font-size-asian="11pt" style:font-size-complex="11pt"/>
    </style:style>
    <style:style style:name="T6" style:family="text">
      <style:text-properties style:use-window-font-color="true" loext:opacity="0%" style:font-name="Lato" fo:font-size="11pt" fo:language="en" fo:country="GB" fo:font-weight="normal" style:font-size-asian="11pt" style:font-weight-asian="normal" style:font-size-complex="11pt" style:font-weight-complex="normal"/>
    </style:style>
    <style:style style:name="T7" style:family="text">
      <style:text-properties style:use-window-font-color="true" loext:opacity="0%" style:font-name="Lato" style:text-underline-style="none"/>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b3097"/>
    </style:style>
    <style:style style:name="T11" style:family="text">
      <style:text-properties fo:font-variant="normal" fo:text-transform="none" fo:color="#0000cc" loext:opacity="100%" fo:letter-spacing="normal" fo:language="en" fo:country="US" fo:font-style="normal" style:text-underline-style="none" fo:font-weight="normal" style:font-weight-asian="normal" style:font-weight-complex="normal"/>
    </style:style>
    <style:style style:name="T12" style:family="text">
      <style:text-properties fo:font-variant="normal" fo:text-transform="none" fo:color="#0000cc" loext:opacity="100%" style:font-name="DejaVu Sans Mono" fo:font-size="9pt" fo:letter-spacing="normal" fo:language="en" fo:country="US" fo:font-style="normal" style:text-underline-style="none" fo:font-weight="normal" fo:background-color="#ffffff" loext:char-shading-value="0" style:font-size-asian="9pt" style:font-weight-asian="normal" style:font-size-complex="9pt" style:font-weight-complex="normal" loext:padding="0in" loext:border="none"/>
    </style:style>
    <style:style style:name="T13" style:family="text">
      <style:text-properties fo:font-variant="normal" fo:text-transform="none" fo:color="#0000cc" loext:opacity="100%" style:font-name="DejaVu Sans Mono" fo:font-size="10pt" fo:letter-spacing="normal" fo:language="en" fo:country="US" fo:font-style="normal" style:text-underline-style="none" fo:font-weight="normal" fo:background-color="#ffffff" loext:char-shading-value="0" style:font-size-asian="10pt" style:font-weight-asian="normal" style:font-size-complex="10pt" style:font-weight-complex="normal"/>
    </style:style>
    <style:style style:name="T14" style:family="text">
      <style:text-properties fo:font-variant="normal" fo:text-transform="none" fo:color="#0000cc"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15" style:family="text">
      <style:text-properties fo:font-variant="normal" fo:text-transform="none" fo:color="#0000cc"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loext:padding="0in" loext:border="none"/>
    </style:style>
    <style:style style:name="T16" style:family="text">
      <style:text-properties fo:font-variant="normal" fo:text-transform="none" fo:color="#333333" loext:opacity="100%" fo:letter-spacing="normal" fo:language="en" fo:country="GB"/>
    </style:style>
    <style:style style:name="T17" style:family="text">
      <style:text-properties fo:font-variant="normal" fo:text-transform="none" fo:color="#333333" loext:opacity="100%" fo:letter-spacing="normal" fo:language="en" fo:country="GB" fo:font-style="normal" fo:font-weight="normal"/>
    </style:style>
    <style:style style:name="T18" style:family="text">
      <style:text-properties fo:font-variant="normal" fo:text-transform="none" fo:color="#333333" loext:opacity="100%" fo:letter-spacing="normal" fo:language="en" fo:country="GB" fo:font-style="normal" fo:font-weight="bold"/>
    </style:style>
    <style:style style:name="T19" style:family="text">
      <style:text-properties fo:font-variant="normal" fo:text-transform="none" style:use-window-font-color="true" loext:opacity="0%" style:font-name="Lato" fo:letter-spacing="normal" fo:font-style="normal" style:text-underline-style="none" fo:font-weight="normal"/>
    </style:style>
    <style:style style:name="T20" style:family="text">
      <style:text-properties fo:font-variant="normal" fo:text-transform="none" style:use-window-font-color="true" loext:opacity="0%" style:font-name="Lato" fo:letter-spacing="normal" fo:font-style="normal" style:text-underline-style="none" fo:font-weight="normal" fo:background-color="#ffffff" loext:char-shading-value="0" style:font-weight-asian="normal" style:font-weight-complex="normal"/>
    </style:style>
    <style:style style:name="T21"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22" style:family="text">
      <style:text-properties fo:font-variant="normal" fo:text-transform="none" style:use-window-font-color="true" loext:opacity="0%" style:font-name="Lato" fo:font-size="11pt" fo:letter-spacing="normal" fo:font-style="normal" fo:font-weight="normal" style:font-size-asian="11pt" style:font-size-complex="11pt" loext:padding="0in" loext:border="none"/>
    </style:style>
    <style:style style:name="T23" style:family="text">
      <style:text-properties fo:font-variant="normal" fo:text-transform="none" style:use-window-font-color="true" loext:opacity="0%" fo:font-size="12pt" fo:letter-spacing="normal" fo:language="en" fo:country="US" fo:font-style="normal" style:text-underline-style="none" fo:font-weight="normal" style:font-size-asian="12pt" style:font-size-complex="12pt"/>
    </style:style>
    <style:style style:name="T24" style:family="text">
      <style:text-properties fo:font-variant="normal" fo:text-transform="none" style:use-window-font-color="true" loext:opacity="0%" fo:letter-spacing="normal" fo:font-style="normal" style:text-underline-style="none" fo:font-weight="normal" officeooo:rsid="0013ea7f"/>
    </style:style>
    <style:style style:name="T25" style:family="text">
      <style:text-properties fo:font-variant="normal" fo:text-transform="none" style:use-window-font-color="true" loext:opacity="0%" fo:letter-spacing="normal" fo:font-style="normal" style:text-underline-style="none" fo:font-weight="normal" style:font-weight-asian="normal" style:font-weight-complex="normal"/>
    </style:style>
    <style:style style:name="T26"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style:text-blinking="false" style:font-size-asian="11pt" style:font-size-complex="11pt" loext:padding="0in" loext:border="none"/>
    </style:style>
    <style:style style:name="T27" style:family="text">
      <style:text-properties fo:font-variant="normal" fo:text-transform="none" fo:color="#127622" loext:opacity="100%" fo:letter-spacing="normal" fo:language="en" fo:country="US" fo:font-style="normal" style:text-underline-style="none" fo:font-weight="normal" style:font-weight-asian="normal" style:font-weight-complex="normal"/>
    </style:style>
    <style:style style:name="T28" style:family="text">
      <style:text-properties fo:font-variant="normal" fo:text-transform="none" fo:color="#127622" loext:opacity="100%" style:font-name="DejaVu Sans Mono" fo:font-size="9pt" fo:letter-spacing="normal" fo:language="en" fo:country="US" fo:font-style="normal" style:text-underline-style="none" fo:font-weight="normal" fo:background-color="#ffffff" loext:char-shading-value="0" style:font-size-asian="9pt" style:font-weight-asian="normal" style:font-size-complex="9pt" style:font-weight-complex="normal" loext:padding="0in" loext:border="none"/>
    </style:style>
    <style:style style:name="T29" style:family="text">
      <style:text-properties fo:font-variant="normal" fo:text-transform="none" fo:color="#127622"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30" style:family="text">
      <style:text-properties fo:font-variant="normal" fo:text-transform="none" fo:color="#127622"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loext:padding="0in" loext:border="none"/>
    </style:style>
    <style:style style:name="T31" style:family="text">
      <style:text-properties fo:font-variant="normal" fo:text-transform="none" fo:color="#ff0000"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eb207" style:font-weight-asian="normal" style:font-weight-complex="normal"/>
    </style:style>
    <style:style style:name="T34" style:family="text">
      <style:text-properties fo:color="#127622" loext:opacity="100%"/>
    </style:style>
    <style:style style:name="T35" style:family="text">
      <style:text-properties fo:color="#127622" loext:opacity="100%" fo:font-size="9pt" style:font-size-asian="9pt" style:font-size-complex="9pt"/>
    </style:style>
    <style:style style:name="T36" style:family="text">
      <style:text-properties fo:font-size="9pt" style:font-size-asian="9pt" style:font-size-complex="9pt"/>
    </style:style>
    <style:style style:name="T37" style:family="text">
      <style:text-properties fo:color="#ff3838" loext:opacity="100%"/>
    </style:style>
    <style:style style:name="T38" style:family="text">
      <style:text-properties officeooo:rsid="00206f7a"/>
    </style:style>
    <style:style style:name="T39" style:family="text">
      <style:text-properties fo:color="#5b277d" loext:opacity="100%"/>
    </style:style>
    <style:style style:name="T40" style:family="text">
      <style:text-properties fo:color="#333333" loext:opacity="100%" style:font-name="Lato" fo:letter-spacing="normal" fo:language="en" fo:country="GB"/>
    </style:style>
    <style:style style:name="T41" style:family="text">
      <style:text-properties officeooo:rsid="0013ea7f"/>
    </style:style>
    <style:style style:name="T42" style:family="text">
      <style:text-properties style:font-name="Lato"/>
    </style:style>
    <style:style style:name="T43" style:family="text">
      <style:text-properties style:font-name="Chilanka" style:text-underline-style="solid" style:text-underline-width="auto" style:text-underline-color="font-color" fo:font-weight="bold" style:font-weight-asian="bold" style:font-weight-complex="bold"/>
    </style:style>
    <style:style style:name="T44" style:family="text">
      <style:text-properties style:font-name="Chilanka" style:text-underline-style="solid" style:text-underline-width="auto" style:text-underline-color="font-color" fo:font-weight="bold" officeooo:rsid="001d290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3">PHP Notes Chapter 1.2 - </text:span><text:span text:style-name="T44">N</text:span><text:span text:style-name="T43">amespace </text:span> </text:p>
      <text:p text:style-name="P12"> </text:p>
      <text:p text:style-name="P4"> </text:p>
      <text:p text:style-name="P23">Overview (fully qualified names) </text:p>
      <text:p text:style-name="P4"> </text:p>
      <table:table table:name="Table4" table:style-name="Table4">
        <table:table-column table:style-name="Table4.A"/>
        <table:table-column table:style-name="Table4.B"/>
        <table:table-row table:style-name="TableLine94294484211344">
          <table:table-cell table:style-name="Table4.A1" office:value-type="string">
            <text:p text:style-name="P20"> </text:p>
            <text:p text:style-name="P24">&lt;?php </text:p>
            <text:p text:style-name="P24">namespace MyApp\Helpers; </text:p>
            <text:p text:style-name="P24"/>
            <text:p text:style-name="P24">class Formatters { </text:p>
            <text:p text:style-name="P24">    public static function asCurrency($val) { </text:p>
            <text:p text:style-name="P24">        // statement </text:p>
            <text:p text:style-name="P24">    } </text:p>
            <text:p text:style-name="P24">} </text:p>
            <text:p text:style-name="P20"> </text:p>
          </table:table-cell>
          <table:table-cell table:style-name="Table4.A1" office:value-type="string">
            <text:p text:style-name="P3"> </text:p>
          </table:table-cell>
        </table:table-row>
        <table:table-row table:style-name="TableLine94294484235856">
          <table:table-cell table:style-name="Table4.A1" office:value-type="string">
            <text:p text:style-name="P24">&lt;?php </text:p>
            <text:p text:style-name="P24">namespace MyApp\Lib; </text:p>
            <text:p text:style-name="P24"> </text:p>
            <text:p text:style-name="P24"> </text:p>
            <text:p text:style-name="P24">echo MyApp\Helpers\Formatters::asCurrency(10); </text:p>
            <text:p text:style-name="P24"> </text:p>
          </table:table-cell>
          <table:table-cell table:style-name="Table4.A1" office:value-type="string">
            <text:p text:style-name="P24"/>
            <text:p text:style-name="P24">&lt;?php </text:p>
            <text:p text:style-name="P24">namespace MyApp\Lib;</text:p>
            <text:p text:style-name="P24"> </text:p>
            <text:p text:style-name="P24">use MyApp\Helpers\Formatters; </text:p>
            <text:p text:style-name="P24"> </text:p>
            <text:p text:style-name="P24">echo Formatters::asCurrency(10) </text:p>
            <text:p text:style-name="P24"> <text:line-break/> </text:p>
          </table:table-cell>
        </table:table-row>
        <table:table-row table:style-name="Table4.3">
          <table:table-cell table:style-name="Table4.A3" office:value-type="string">
            <text:p text:style-name="P24">&lt;?php </text:p>
            <text:p text:style-name="P24"/>
            <text:p text:style-name="P24">namespace MyApp; </text:p>
            <text:p text:style-name="P24">throw new \Exception('Global namespace'); </text:p>
            <text:p text:style-name="P20"> </text:p>
          </table:table-cell>
          <table:table-cell table:style-name="Table4.A1" office:value-type="string">
            <text:p text:style-name="P3"> </text:p>
          </table:table-cell>
        </table:table-row>
      </table:table>
      <text:p text:style-name="P5"> </text:p>
      <text:p text:style-name="P4"> </text:p>
      <text:p text:style-name="P11">The namespace declaration must occur straight after the opening &lt;?php tag and no  other statements may precede it. </text:p>
      <text:p text:style-name="P11">Namespaces affect constants, but you must declare them with the const keyword and not with define() </text:p>
      <text:p text:style-name="P4"> </text:p>
      <text:p text:style-name="P26">&lt;html&gt; <text:line-break/>&lt;?php <text:line-break/>namespace MyProject;  <text:line-break/>?&gt; </text:p>
      <text:p text:style-name="P26"/>
      <text:p text:style-name="P26">// fatal error - namespace must be the first statement in the script</text:p>
      <text:p text:style-name="P5"> </text:p>
      <text:p text:style-name="P4"><text:span text:style-name="T1">It is possible to have two namespaces in a file: </text:span> </text:p>
      <text:p text:style-name="P5">  </text:p>
      <table:table table:name="Table5" table:style-name="Table5">
        <table:table-column table:style-name="Table5.A"/>
        <table:table-column table:style-name="Table5.B"/>
        <table:table-row table:style-name="TableLine94294484214384">
          <table:table-cell table:style-name="Table5.A1" office:value-type="string">
            <text:p text:style-name="P24">&lt;?php </text:p>
            <text:p text:style-name="P24">namespace A { </text:p>
            <text:p text:style-name="P24">  // this is in namespace A </text:p>
            <text:p text:style-name="P24">} </text:p>
            <text:p text:style-name="P24"/>
            <text:p text:style-name="P24"/>
            <text:p text:style-name="P24">namespace B { </text:p>
            <text:p text:style-name="P24">  // this is in namespace B </text:p>
            <text:p text:style-name="P24">} </text:p>
            <text:p text:style-name="P24"/>
            <text:p text:style-name="P24"/>
            <text:p text:style-name="P24">namespace { </text:p>
            <text:p text:style-name="P24">  // this is in the global namespace </text:p>
            <text:p text:style-name="P24">    session_start(); <text:line-break/>    $a = MyProject\connect(); <text:line-break/>    echo MyProject\Connection::start();</text:p>
            <text:p text:style-name="P24">}  <text:line-break/></text:p>
          </table:table-cell>
          <table:table-cell table:style-name="Table5.A1" office:value-type="string">
            <text:p text:style-name="P24">&lt;?php <text:line-break/>namespace MyProject; </text:p>
            <text:p text:style-name="P24"> </text:p>
            <text:p text:style-name="P24">const CONNECT_OK = 1; <text:line-break/>class Connection { /* ... */ } <text:line-break/>function connect() { /* ... */  } <text:line-break/> </text:p>
            <text:p text:style-name="P24"><text:line-break/>namespace AnotherProject; </text:p>
            <text:p text:style-name="P24"> </text:p>
            <text:p text:style-name="P24">const CONNECT_OK = 1; <text:line-break/>class Connection { /* ... */ } <text:line-break/>function connect() { /* ... */  } <text:line-break/> </text:p>
            <text:p text:style-name="P24"> </text:p>
            <text:p text:style-name="P24">// not recommended</text:p>
          </table:table-cell>
        </table:table-row>
      </table:table>
      <text:p text:style-name="P11"/>
      <text:p text:style-name="P11"><text:soft-page-break/>To combine global non-namespaced code with namespaced code, only bracketed syntax is supported. </text:p>
      <text:p text:style-name="P11">Global code should be encased in a namespace statement with no namespace name as in: </text:p>
      <text:p text:style-name="P5"> </text:p>
      <text:p text:style-name="P11"/>
      <text:p text:style-name="P4"> </text:p>
      <text:p text:style-name="P4"/>
      <text:p text:style-name="P4"/>
      <text:p text:style-name="P23">Unqualified name, or an unprefixed class </text:p>
      <text:p text:style-name="P23"/>
      <text:p text:style-name="P11"><text:span text:style-name="T3">$a = new foo();</text:span> <text:tab/>or <text:tab/><text:span text:style-name="T3">foo::staticmethod();</text:span></text:p>
      <text:p text:style-name="P25">  </text:p>
      <text:p text:style-name="P11">If the current namespace is currentnamespace, this resolves to <text:span text:style-name="T3">currentnamespace\foo</text:span>.</text:p>
      <text:p text:style-name="P11">  </text:p>
      <text:p text:style-name="P11">If the code is global, non-namespaced code, this resolves to <text:span text:style-name="T3">foo</text:span>.  </text:p>
      <text:p text:style-name="P11"/>
      <text:p text:style-name="P11">One caveat: unqualified names for functions and constants will resolve to global functions and constants if the namespaced function or constant is not defined. </text:p>
      <text:p text:style-name="P4"> </text:p>
      <text:p text:style-name="P4"/>
      <text:p text:style-name="P4"/>
      <text:p text:style-name="P23">Qualified name, or a prefixed class  name  </text:p>
      <text:p text:style-name="P23"/>
      <text:p text:style-name="P25">$a = new subnamespace\foo(); <text:s text:c="3"/><text:span text:style-name="T4">or</text:span> <text:tab/> <text:s/>subnamespace\foo::staticmethod();</text:p>
      <text:p text:style-name="P25"/>
      <text:p text:style-name="P11">If the current namespace is currentnamespace, this resolves to <text:span text:style-name="T3">currentnamespace\subnamespace\foo</text:span>.  </text:p>
      <text:p text:style-name="P11">If the code is global, non-namespaced code, this resolves to <text:span text:style-name="T3">subnamespace\foo</text:span>.       </text:p>
      <text:p text:style-name="P4"> </text:p>
      <text:p text:style-name="P4"/>
      <text:p text:style-name="P4"/>
      <text:p text:style-name="P23">Fully qualified name, or a prefixed name with global prefix operator </text:p>
      <text:p text:style-name="P23"/>
      <text:p text:style-name="P11"><text:span text:style-name="T3">$a = new \currentnamespace\foo(); <text:s text:c="3"/></text:span>or<text:span text:style-name="T3"> <text:s text:c="3"/>\currentnamespace\foo::staticmethod();</text:span></text:p>
      <text:p text:style-name="P25"/>
      <text:p text:style-name="P11">This always resolves to the literal name specified in the code, <text:span text:style-name="T3">currentnamespace\foo</text:span>.       </text:p>
      <text:p text:style-name="P6"/>
      <text:p text:style-name="P6"> </text:p>
      <text:p text:style-name="P28"><text:span text:style-name="T9">Here is an example of the three kinds of syntax in actual code:</text:span> </text:p>
      <text:p text:style-name="P28"/>
      <text:p text:style-name="P27"><text:span text:style-name="T33">f</text:span><text:span text:style-name="T32">ile1.php </text:span></text:p>
      <text:p text:style-name="P56"> </text:p>
      <text:p text:style-name="P48">&lt;?php<text:line-break/>namespace Foo\Bar\subnamespace;<text:line-break/><text:line-break/>const FOO = 1;</text:p>
      <text:p text:style-name="P48"><text:line-break/>function foo() {}</text:p>
      <text:p text:style-name="P48"><text:line-break/>class foo {<text:line-break/>    static function staticmethod() {}<text:line-break/>}</text:p>
      <text:p text:style-name="P56"><text:span text:style-name="T8"><text:line-break/>?&gt;</text:span> </text:p>
      <text:p text:style-name="P34"><text:soft-page-break/>file2.php </text:p>
      <text:p text:style-name="P35"> </text:p>
      <text:p text:style-name="P48">&lt;?php <text:line-break/>namespace Foo\Bar; </text:p>
      <text:p text:style-name="P48"> <text:line-break/>include 'file1.php'; </text:p>
      <text:p text:style-name="P48"> </text:p>
      <text:p text:style-name="P48">const FOO = 2; </text:p>
      <text:p text:style-name="P48"> <text:line-break/>function foo() { </text:p>
      <text:p text:style-name="P48">} </text:p>
      <text:p text:style-name="P48"> <text:line-break/>class foo { <text:line-break/>    static function staticmethod() {} <text:line-break/>} </text:p>
      <text:p text:style-name="P5"> </text:p>
      <text:p text:style-name="P49">/* Unqualified name */ </text:p>
      <text:p text:style-name="P35"> <text:line-break/>foo(); // resolves to function Foo\Bar\foo </text:p>
      <text:p text:style-name="P35"> <text:line-break/>foo::staticmethod(); // resolves to class Foo\Bar\foo, method staticmethod </text:p>
      <text:p text:style-name="P35"> <text:line-break/>echo FOO; // resolves to constant Foo\Bar\FOO </text:p>
      <text:p text:style-name="P35"/>
      <text:p text:style-name="P35"> </text:p>
      <text:p text:style-name="P49">/* Qualified name */ </text:p>
      <text:p text:style-name="P35"> <text:line-break/>subnamespace\foo(); <text:tab/><text:tab/>// resolves to </text:p>
      <text:p text:style-name="P35"><text:tab/><text:tab/><text:tab/><text:tab/><text:tab/>// <text:span text:style-name="T34">function</text:span> Foo\Bar\subnamespace\foo </text:p>
      <text:p text:style-name="P35"> <text:line-break/>subnamespace\foo::staticmethod(); </text:p>
      <text:p text:style-name="P35"><text:tab/></text:p>
      <text:p text:style-name="P35"><text:tab/><text:tab/><text:tab/><text:tab/><text:tab/>// resolves to </text:p>
      <text:p text:style-name="P35"><text:tab/><text:tab/><text:tab/><text:tab/><text:tab/>//<text:span text:style-name="T36"> </text:span><text:span text:style-name="T35">class</text:span><text:span text:style-name="T36"> Foo\Bar\subnamespace\Foo, method staticmethod </text:span></text:p>
      <text:p text:style-name="P35"/>
      <text:p text:style-name="P35"> <text:line-break/>echo subnamespace\FOO; <text:tab/><text:tab/>// resolves to </text:p>
      <text:p text:style-name="P35"><text:tab/><text:tab/><text:tab/><text:tab/><text:tab/>// <text:span text:style-name="T34">constant</text:span> Foo\Bar\subnamespace\FOO </text:p>
      <text:p text:style-name="P35"> </text:p>
      <text:p text:style-name="P35">  </text:p>
      <text:p text:style-name="P49">/* Fully qualified name */ </text:p>
      <text:p text:style-name="P35"><text:line-break/>\Foo\Bar\foo();               // resolves to </text:p>
      <text:p text:style-name="P35"><text:tab/><text:tab/><text:tab/><text:tab/><text:tab/>// <text:span text:style-name="T34">function</text:span> Foo\Bar\foo </text:p>
      <text:p text:style-name="P35"/>
      <text:p text:style-name="P35"> <text:line-break/>\Foo\Bar\foo::staticmethod(); </text:p>
      <text:p text:style-name="P35"><text:tab/><text:tab/><text:tab/><text:tab/><text:tab/>// resolves to </text:p>
      <text:p text:style-name="P35"><text:tab/><text:tab/><text:tab/><text:tab/><text:tab/>// <text:span text:style-name="T34">class</text:span> Foo\Bar\foo, <text:span text:style-name="T38">me</text:span>thod staticmethod </text:p>
      <text:p text:style-name="P35"/>
      <text:p text:style-name="P35"> <text:line-break/>echo \Foo\Bar\FOO;            // resolves to </text:p>
      <text:p text:style-name="P35"><text:tab/><text:tab/><text:tab/><text:tab/><text:tab/>// <text:span text:style-name="T34">constant</text:span> Foo\Bar\FOO </text:p>
      <text:p text:style-name="P35"><text:line-break/><text:span text:style-name="T39">?&gt; </text:span></text:p>
      <text:p text:style-name="P48"/>
      <text:p text:style-name="P11"> </text:p>
      <text:p text:style-name="P23"><text:soft-page-break/>Accessing global classes, functions and constants from within a namespace </text:p>
      <text:p text:style-name="P4"> </text:p>
      <text:p text:style-name="P4"><text:span text:style-name="T17">Note that to access any global class, function or constant, a fully qualified name can be used, such as </text:span><text:span text:style-name="Strong_20_Emphasis"><text:span text:style-name="T18">\strlen()</text:span></text:span><text:span text:style-name="T16"> </text:span><text:span text:style-name="T17">or </text:span><text:span text:style-name="Strong_20_Emphasis"><text:span text:style-name="T18">\Exception</text:span></text:span><text:span text:style-name="T16"> </text:span><text:span text:style-name="T17">or </text:span><text:span text:style-name="Source_20_Text"><text:span text:style-name="T40">\INI_ALL</text:span></text:span><text:span text:style-name="T17">.</text:span> </text:p>
      <text:p text:style-name="P4"/>
      <text:p text:style-name="P35">&lt;?php <text:line-break/>namespace Foo; <text:line-break/> <text:line-break/>function strlen() {} </text:p>
      <text:p text:style-name="P35"> <text:line-break/>const INI_ALL = 3; </text:p>
      <text:p text:style-name="P35"> <text:line-break/>class Exception {} <text:line-break/> <text:line-break/>$a = \strlen('hi');               // calls global function strlen </text:p>
      <text:p text:style-name="P35"> <text:line-break/>$b = \INI_ALL;                    // accesses global constant INI_ALL </text:p>
      <text:p text:style-name="P35"> <text:line-break/>$c = new \Exception('error');     // instantiates global class Exception </text:p>
      <text:p text:style-name="P35"> <text:line-break/>?&gt; </text:p>
      <text:p text:style-name="P4"> </text:p>
      <text:p text:style-name="P47">Namespaces and dynamic language features</text:p>
      <text:p text:style-name="P4"/>
      <text:p text:style-name="P23"><text:span text:style-name="Strong_20_Emphasis"><text:span text:style-name="T19">Example #1 Dynamically accessing elements:</text:span></text:span><text:span text:style-name="T7"> </text:span></text:p>
      <text:p text:style-name="P21"> </text:p>
      <text:p text:style-name="P37">&lt;?php </text:p>
      <text:p text:style-name="P37"> <text:line-break/>class classname { <text:line-break/>    function __construct() { <text:line-break/>        echo __METHOD__,"\n"; <text:line-break/>    } <text:line-break/>} </text:p>
      <text:p text:style-name="P37"> </text:p>
      <text:p text:style-name="P37"> <text:line-break/>function funcname() { <text:line-break/>    echo __FUNCTION__,"\n"; <text:line-break/>} </text:p>
      <text:p text:style-name="P37"> <text:line-break/>const constname = "global"; <text:line-break/> </text:p>
      <text:p text:style-name="P37">// ____________________________________________ </text:p>
      <text:p text:style-name="P37"> <text:line-break/>$a = 'classname'; </text:p>
      <text:p text:style-name="P37"> <text:line-break/>$obj = new $a;  <text:tab/><text:span text:style-name="T34">// prints classname::__construct </text:span></text:p>
      <text:p text:style-name="P37"> </text:p>
      <text:p text:style-name="P37">// ____________________________________________ </text:p>
      <text:p text:style-name="P37"> </text:p>
      <text:p text:style-name="P37"> $b = 'funcname'; </text:p>
      <text:p text:style-name="P37"> <text:line-break/>$b();  <text:tab/><text:tab/><text:span text:style-name="T34">// prints funcname </text:span></text:p>
      <text:p text:style-name="P37"> </text:p>
      <text:p text:style-name="P39">// ____________________________________________ </text:p>
      <text:p text:style-name="P39"> <text:line-break/>echo constant('constname'), "\n"; <text:tab/><text:span text:style-name="T34">// prints global</text:span>  <text:line-break/>?&gt; </text:p>
      <text:p text:style-name="P4"><text:soft-page-break/><text:span text:style-name="Strong_20_Emphasis"><text:span text:style-name="T23">Example #2 Dynamically accessing namespaced elements </text:span></text:span></text:p>
      <text:p text:style-name="P4"> </text:p>
      <text:p text:style-name="P14">One must use the fully qualified name (class name with namespace prefix) <text:span text:style-name="T41">to </text:span><text:span text:style-name="Strong_20_Emphasis"><text:span text:style-name="T24">Dynamically accessing namespaced elements</text:span></text:span>.  </text:p>
      <text:p text:style-name="P11">Note that because there is no difference between a qualified and a fully qualified Name inside a dynamic class name, function name, or constant name, the leading backslash is not necessary. </text:p>
      <text:p text:style-name="P11"/>
      <text:p text:style-name="P31"> <text:span text:style-name="T5">Example 1:</text:span></text:p>
      <text:p text:style-name="P42"/>
      <text:p text:style-name="P37">&lt;?php </text:p>
      <text:p text:style-name="P37"> <text:line-break/>namespace namespacename; </text:p>
      <text:p text:style-name="P37"> <text:line-break/>class classname { <text:line-break/>    function __construct() { <text:line-break/>        echo __METHOD__,"\n"; <text:line-break/>    } <text:line-break/>} </text:p>
      <text:p text:style-name="P37"> <text:line-break/>function funcname() { <text:line-break/>    echo __FUNCTION__,"\n"; <text:line-break/>} </text:p>
      <text:p text:style-name="P37"> <text:line-break/>const constname = "namespaced"; </text:p>
      <text:p text:style-name="P37"> <text:line-break/> <text:line-break/><text:span text:style-name="T37">/* note that if using double quotes, "\\namespacename\\classname" must be used */ </text:span></text:p>
      <text:p text:style-name="P37"> </text:p>
      <text:p text:style-name="P37">// ____________________________________________ </text:p>
      <text:p text:style-name="P37"> <text:line-break/>$a = '\namespacename\classname'; </text:p>
      <text:p text:style-name="P37"> <text:line-break/>$obj = new $a; <text:tab/><text:span text:style-name="T34">// prints namespacename\classname::__construct </text:span></text:p>
      <text:p text:style-name="P37"> <text:line-break/>$a = 'namespacename\classname'; </text:p>
      <text:p text:style-name="P37"> </text:p>
      <text:p text:style-name="P37">$obj = new $a; <text:tab/><text:span text:style-name="T34">// also prints namespacename\classname::__construct </text:span></text:p>
      <text:p text:style-name="P37"> </text:p>
      <text:p text:style-name="P37"> </text:p>
      <text:p text:style-name="P37">// ____________________________________________ </text:p>
      <text:p text:style-name="P37"> </text:p>
      <text:p text:style-name="P37"> <text:line-break/>$b = 'namespacename\funcname'; </text:p>
      <text:p text:style-name="P37"> <text:line-break/>$b(); <text:tab/><text:tab/><text:tab/><text:span text:style-name="T34">// prints namespacename\funcname </text:span></text:p>
      <text:p text:style-name="P37"> <text:line-break/>$b = '\namespacename\funcname'; </text:p>
      <text:p text:style-name="P37"> <text:line-break/>$b(); <text:tab/><text:tab/><text:tab/><text:span text:style-name="T34">// also prints namespacename\funcname</text:span> </text:p>
      <text:p text:style-name="P37"> </text:p>
      <text:p text:style-name="P37">// ____________________________________________ </text:p>
      <text:p text:style-name="P37"/>
      <text:p text:style-name="P37"> <text:line-break/>echo constant('\namespacename\constname'), "\n"; <text:tab/><text:tab/><text:span text:style-name="T34">// prints namespaced</text:span> </text:p>
      <text:p text:style-name="P37"> <text:line-break/>echo constant('namespacename\constname'), "\n"; <text:tab/><text:tab/><text:span text:style-name="T34">// also prints namespaced </text:span></text:p>
      <text:p text:style-name="P37"><text:line-break/>?&gt; </text:p>
      <text:p text:style-name="P43"><text:soft-page-break/>Example 2:</text:p>
      <text:p text:style-name="P33"/>
      <text:p text:style-name="P37">&lt;?php  </text:p>
      <text:p text:style-name="P37"/>
      <text:p text:style-name="P37">namespace A\B; <text:line-break/> </text:p>
      <text:p text:style-name="P37">function ab1() { </text:p>
      <text:p text:style-name="P37"><text:tab/>echo '&lt;br&gt;' . __FUNCTION__ . '&lt;br&gt;'; </text:p>
      <text:p text:style-name="P37">} </text:p>
      <text:p text:style-name="P37"> </text:p>
      <text:p text:style-name="P37"> </text:p>
      <text:p text:style-name="P37">namespace A; </text:p>
      <text:p text:style-name="P37"> </text:p>
      <text:p text:style-name="P37">function a1() { </text:p>
      <text:p text:style-name="P37"><text:tab/>echo '&lt;br&gt;' . __FUNCTION__ . '&lt;br&gt;'; </text:p>
      <text:p text:style-name="P37">} </text:p>
      <text:p text:style-name="P37">// _____________________________________________</text:p>
      <text:p text:style-name="P37"/>
      <text:p text:style-name="P37">$dynamicName = '\A\a1'; </text:p>
      <text:p text:style-name="P37"/>
      <text:p text:style-name="P37"> </text:p>
      <text:p text:style-name="P37">$dynamicName();              <text:span text:style-name="T34">// A\a1</text:span> </text:p>
      <text:p text:style-name="P38"> <text:line-break/>// _____________________________________________</text:p>
      <text:p text:style-name="P38"/>
      <text:p text:style-name="P37">$dynamicName = '\A\B\ab1';  </text:p>
      <text:p text:style-name="P37"> <text:line-break/> </text:p>
      <text:p text:style-name="P37">$dynamicName();              <text:span text:style-name="T34">// A\B\ab1</text:span> </text:p>
      <text:p text:style-name="P37"/>
      <text:p text:style-name="P38">// _____________________________________________<text:line-break/> </text:p>
      <text:p text:style-name="P37">$dynamicName = 'B\ab1';      <text:span text:style-name="T34">// &lt;- This should be fully qualified name </text:span></text:p>
      <text:p text:style-name="P37"> <text:line-break/> </text:p>
      <text:p text:style-name="P37">$dynamicName();              <text:span text:style-name="T34">// Fatal error: Uncaught Error: Call to undefined... </text:span></text:p>
      <text:p text:style-name="P50"/>
      <text:p text:style-name="P50"/>
      <text:p text:style-name="P31"> </text:p>
      <text:p text:style-name="P46">namespace keyword and __NAMESPACE__ constant </text:p>
      <text:p text:style-name="P41"> </text:p>
      <text:p text:style-name="P41">The value of <text:span text:style-name="T2">__NAMESPACE__</text:span> is a string that contains the current namespace name.  </text:p>
      <text:p text:style-name="P41">In global, un-namespaced code, it contains an empty string. </text:p>
      <text:p text:style-name="P41"/>
      <text:p text:style-name="P51"><text:span text:style-name="T21"> </text:span><text:span text:style-name="Strong_20_Emphasis"><text:span text:style-name="T21">Example #1 __NAMESPACE__ example, namespaced code: </text:span></text:span></text:p>
      <text:p text:style-name="P51"><text:span text:style-name="Strong_20_Emphasis"><text:span text:style-name="T21"/></text:span></text:p>
      <text:p text:style-name="P40">&lt;?php </text:p>
      <text:p text:style-name="P36"> <text:line-break/>namespace MyProject; <text:line-break/> <text:line-break/>echo '"', __NAMESPACE__, '"'; <text:tab/><text:tab/><text:tab/><text:span text:style-name="T34">// outputs "MyProject" </text:span><text:line-break/>?&gt; </text:p>
      <text:p text:style-name="P31"><text:span text:style-name="Strong_20_Emphasis"><text:span text:style-name="T6">Example #2 __NAMESPACE__ example, global code </text:span></text:span> </text:p>
      <text:p text:style-name="P32"> </text:p>
      <text:p text:style-name="P55"><text:span text:style-name="T11">&lt;?php  <text:line-break/><text:tab/>echo '"', __NAMESPACE__, '"'; <text:tab/><text:tab/></text:span><text:span text:style-name="T27">// outputs "" </text:span><text:span text:style-name="T11"> <text:line-break/>?&gt; </text:span><text:span text:style-name="T42"> </text:span></text:p>
      <text:p text:style-name="P10"/>
      <text:p text:style-name="P14"><text:soft-page-break/><text:span text:style-name="Strong_20_Emphasis"><text:span text:style-name="T25">Example #3 using __NAMESPACE__ for dynamic name construction</text:span></text:span></text:p>
      <text:p text:style-name="P14"><text:span text:style-name="Strong_20_Emphasis"><text:span text:style-name="T25"/></text:span></text:p>
      <text:p text:style-name="P53"><text:span text:style-name="Source_20_Text"><text:span text:style-name="T15">&lt;?php<text:line-break/>namespace MyProject;<text:line-break/><text:line-break/>function get($classname) {<text:line-break/>    $a = __NAMESPACE__ . '\\' . $classname;<text:line-break/>    return new $a;<text:line-break/>}<text:line-break/>?&gt;</text:span></text:span></text:p>
      <text:p text:style-name="P53"><text:span text:style-name="Source_20_Text"><text:span text:style-name="T12"/></text:span></text:p>
      <text:p text:style-name="P14"/>
      <text:p text:style-name="P14">The <text:span text:style-name="T2">namespace</text:span> keyword can be used to explicitly request an element from the current namespace or a </text:p>
      <text:p text:style-name="P14">sub-namespace. It is the namespace equivalent of the self-operator for classes. </text:p>
      <text:p text:style-name="P14"/>
      <text:p text:style-name="P31"><text:span text:style-name="Strong_20_Emphasis"><text:span text:style-name="T6">Example #4 the namespace operator, inside a namespace</text:span></text:span></text:p>
      <text:p text:style-name="P31"><text:span text:style-name="Strong_20_Emphasis"><text:span text:style-name="T6"/></text:span></text:p>
      <text:p text:style-name="P54"><text:span text:style-name="Source_20_Text"><text:span text:style-name="T15">&lt;?php</text:span></text:span></text:p>
      <text:p text:style-name="P54"><text:span text:style-name="Source_20_Text"><text:span text:style-name="T15"><text:line-break/>namespace MyProject;<text:line-break/><text:line-break/>use blah\blah as mine; <text:tab/><text:tab/><text:tab/></text:span></text:span><text:span text:style-name="Source_20_Text"><text:span text:style-name="T30">// see "Using namespaces: Aliasing/Importing"</text:span></text:span></text:p>
      <text:p text:style-name="P54"><text:span text:style-name="Source_20_Text"><text:span text:style-name="T15"><text:line-break/><text:line-break/>blah\mine(); <text:tab/><text:tab/><text:tab/><text:tab/></text:span></text:span><text:span text:style-name="Source_20_Text"><text:span text:style-name="T30">// calls function MyProject\blah\mine()</text:span></text:span></text:p>
      <text:p text:style-name="P54"><text:span text:style-name="Source_20_Text"><text:span text:style-name="T15"><text:line-break/>namespace\blah\mine(); <text:tab/><text:tab/><text:tab/></text:span></text:span><text:span text:style-name="Source_20_Text"><text:span text:style-name="T30">// calls function MyProject\blah\mine()</text:span></text:span><text:span text:style-name="Source_20_Text"><text:span text:style-name="T15"><text:line-break/><text:line-break/>namespace\func(); <text:tab/><text:tab/><text:tab/><text:tab/></text:span></text:span><text:span text:style-name="Source_20_Text"><text:span text:style-name="T30">// calls function MyProject\func()</text:span></text:span></text:p>
      <text:p text:style-name="P54"><text:span text:style-name="Source_20_Text"><text:span text:style-name="T15"><text:line-break/>namespace\sub\func(); <text:tab/><text:tab/><text:tab/></text:span></text:span><text:span text:style-name="Source_20_Text"><text:span text:style-name="T30">// calls function MyProject\sub\func()</text:span></text:span></text:p>
      <text:p text:style-name="P54"><text:span text:style-name="Source_20_Text"><text:span text:style-name="T15"><text:line-break/>namespace\cname::method(); <text:tab/><text:tab/></text:span></text:span><text:span text:style-name="Source_20_Text"><text:span text:style-name="T28">// calls static method "method" of class MyProject\cname</text:span></text:span></text:p>
      <text:p text:style-name="P54"><text:span text:style-name="Source_20_Text"><text:span text:style-name="T30"/></text:span></text:p>
      <text:p text:style-name="P54"><text:span text:style-name="Source_20_Text"><text:span text:style-name="T15"><text:line-break/>$a = new namespace\sub\cname(); <text:tab/></text:span></text:span><text:span text:style-name="Source_20_Text"><text:span text:style-name="T30">// instantiates object of class MyProject\sub\cname</text:span></text:span></text:p>
      <text:p text:style-name="P54"><text:span text:style-name="Source_20_Text"><text:span text:style-name="T15"><text:line-break/>$b = namespace\CONSTANT; <text:tab/><text:tab/></text:span></text:span><text:span text:style-name="Source_20_Text"><text:span text:style-name="T30">// assigns value of constant MyProject\CONSTANT to $b</text:span></text:span></text:p>
      <text:p text:style-name="P54"><text:span text:style-name="Source_20_Text"><text:span text:style-name="T15"><text:line-break/>?&gt;</text:span></text:span></text:p>
      <text:p text:style-name="P31"/>
      <text:p text:style-name="P2">--------------------------------------------------------------------------------------------------------------------------------</text:p>
      <text:p text:style-name="P4"> </text:p>
      <text:p text:style-name="P11"><text:span text:style-name="Strong_20_Emphasis"><text:span text:style-name="T25">Example #5 the namespace operator, in global code </text:span></text:span></text:p>
      <text:p text:style-name="P4"> </text:p>
      <text:p text:style-name="P13"><text:span text:style-name="Source_20_Text"><text:span text:style-name="T14">&lt;?php <text:line-break/> <text:line-break/>namespace\func(); <text:tab/><text:tab/><text:tab/><text:tab/></text:span></text:span><text:span text:style-name="Source_20_Text"><text:span text:style-name="T29">// calls function func()</text:span></text:span><text:span text:style-name="Source_20_Text"><text:span text:style-name="T14"> </text:span></text:span></text:p>
      <text:p text:style-name="P5"><text:span text:style-name="Source_20_Text"><text:span text:style-name="T14"> <text:line-break/>namespace\sub\func(); <text:tab/><text:tab/><text:tab/></text:span></text:span><text:span text:style-name="Source_20_Text"><text:span text:style-name="T29">// calls function sub\func()</text:span></text:span><text:span text:style-name="Source_20_Text"><text:span text:style-name="T14"> </text:span></text:span></text:p>
      <text:p text:style-name="P5"><text:span text:style-name="Source_20_Text"><text:span text:style-name="T14"> <text:line-break/>namespace\cname::method(); <text:tab/><text:tab/></text:span></text:span><text:span text:style-name="Source_20_Text"><text:span text:style-name="T29">// calls static method "method" of class cname </text:span></text:span></text:p>
      <text:p text:style-name="P5"><text:span text:style-name="Source_20_Text"><text:span text:style-name="T14"> <text:line-break/>$a = new namespace\sub\cname(); <text:tab/></text:span></text:span><text:span text:style-name="Source_20_Text"><text:span text:style-name="T29">// instantiates object of class sub\cname</text:span></text:span><text:span text:style-name="Source_20_Text"><text:span text:style-name="T14"> </text:span></text:span></text:p>
      <text:p text:style-name="P5"><text:span text:style-name="Source_20_Text"><text:span text:style-name="T14"> <text:line-break/>$b = namespace\CONSTANT; <text:tab/><text:tab/></text:span></text:span><text:span text:style-name="Source_20_Text"><text:span text:style-name="T29">// assigns value of constant CONSTANT to $b</text:span></text:span><text:span text:style-name="Source_20_Text"><text:span text:style-name="T14"> </text:span></text:span></text:p>
      <text:p text:style-name="P5"><text:span text:style-name="Source_20_Text"><text:span text:style-name="T14"> <text:line-break/>?&gt;</text:span></text:span> </text:p>
      <text:p text:style-name="P47"><text:soft-page-break/>Using namespaces: Aliasing/Importing </text:p>
      <text:p text:style-name="P4"> </text:p>
      <text:p text:style-name="P11">PHP can alias(/import) constants, functions, classes, interfaces, and namespaces.  </text:p>
      <text:p text:style-name="P11">Aliasing is accomplished with the use operator. Here is an example showing all 5 kinds of importing:     </text:p>
      <text:p text:style-name="P4"> </text:p>
      <text:p text:style-name="P11"><text:span text:style-name="Source_20_Text"><text:span text:style-name="T20">Example #1 importing/aliasing with the use operator </text:span></text:span></text:p>
      <text:p text:style-name="P4"><text:span text:style-name="Source_20_Text"><text:span text:style-name="T13"> </text:span></text:span></text:p>
      <text:p text:style-name="P13"><text:span text:style-name="Source_20_Text"><text:span text:style-name="T14">&lt;?php </text:span></text:span></text:p>
      <text:p text:style-name="P5"><text:span text:style-name="Source_20_Text"><text:span text:style-name="T14"> <text:line-break/></text:span></text:span><text:span text:style-name="Source_20_Text"><text:span text:style-name="T31">namespace foo; </text:span></text:span></text:p>
      <text:p text:style-name="P5"><text:span text:style-name="Source_20_Text"><text:span text:style-name="T31"> <text:line-break/>use My\Full\Classname as Another; </text:span></text:span></text:p>
      <text:p text:style-name="P5"><text:span text:style-name="Source_20_Text"><text:span text:style-name="T14"> </text:span></text:span></text:p>
      <text:p text:style-name="P5"><text:span text:style-name="Source_20_Text"><text:span text:style-name="T14"> </text:span></text:span></text:p>
      <text:p text:style-name="P13"><text:span text:style-name="Source_20_Text"><text:span text:style-name="T14">$obj = new namespace\Another; <text:tab/><text:tab/></text:span></text:span><text:span text:style-name="Source_20_Text"><text:span text:style-name="T29">// instantiates object of class foo\Another </text:span></text:span><text:span text:style-name="Source_20_Text"><text:span text:style-name="T14"><text:line-break/>$obj = new Another; <text:tab/><text:tab/><text:tab/></text:span></text:span><text:span text:style-name="Source_20_Text"><text:span text:style-name="T29">// instantiates object of class My\Full\Classname </text:span></text:span><text:line-break/> </text:p>
      <text:p text:style-name="P13"><text:span text:style-name="Source_20_Text"><text:span text:style-name="T14">// ____________________________________________ </text:span></text:span></text:p>
      <text:p text:style-name="P8"><text:span text:style-name="Source_20_Text"><text:span text:style-name="T14"> <text:line-break/></text:span></text:span><text:span text:style-name="Source_20_Text"><text:span text:style-name="T29">// this is the same as use My\Full\NSname as NSname</text:span></text:span><text:span text:style-name="Source_20_Text"><text:span text:style-name="T14"> </text:span></text:span></text:p>
      <text:p text:style-name="P8"><text:span text:style-name="Source_20_Text"><text:span text:style-name="T14"><text:line-break/>use My\Full\NSname; </text:span></text:span></text:p>
      <text:p text:style-name="P8"><text:span text:style-name="Source_20_Text"><text:span text:style-name="T14"><text:line-break/>NSname\subns\func(); <text:tab/><text:tab/></text:span></text:span><text:span text:style-name="Source_20_Text"><text:span text:style-name="T29">// calls function My\Full\NSname\subns\func</text:span></text:span><text:span text:style-name="Source_20_Text"><text:span text:style-name="T14"> </text:span></text:span></text:p>
      <text:p text:style-name="P5"><text:span text:style-name="Source_20_Text"><text:span text:style-name="T14"> </text:span></text:span></text:p>
      <text:p text:style-name="P13"><text:span text:style-name="Source_20_Text"><text:span text:style-name="T14">// ____________________________________________ </text:span></text:span></text:p>
      <text:p text:style-name="P8"><text:span text:style-name="Source_20_Text"><text:span text:style-name="T14"> <text:line-break/></text:span></text:span><text:span text:style-name="Source_20_Text"><text:span text:style-name="T29">// importing a global class </text:span></text:span></text:p>
      <text:p text:style-name="P8"><text:span text:style-name="Source_20_Text"><text:span text:style-name="T14"><text:line-break/>use ArrayObject; </text:span></text:span></text:p>
      <text:p text:style-name="P8"><text:span text:style-name="Source_20_Text"><text:span text:style-name="T14"><text:line-break/>$a = new ArrayObject(array(1)); </text:span></text:span></text:p>
      <text:p text:style-name="P8"><text:span text:style-name="Source_20_Text"><text:span text:style-name="T14"/></text:span></text:p>
      <text:p text:style-name="P8"><text:span text:style-name="Source_20_Text"><text:span text:style-name="T29">// instantiates object of class ArrayObject without the "use ArrayObject" we would </text:span></text:span></text:p>
      <text:p text:style-name="P8"><text:span text:style-name="Source_20_Text"><text:span text:style-name="T29">// instantiate an object of class foo\ArrayObject</text:span></text:span><text:span text:style-name="Source_20_Text"><text:span text:style-name="T14"> </text:span></text:span></text:p>
      <text:p text:style-name="P5"><text:span text:style-name="Source_20_Text"><text:span text:style-name="T14"> </text:span></text:span></text:p>
      <text:p text:style-name="P13"><text:span text:style-name="Source_20_Text"><text:span text:style-name="T14">// ____________________________________________ </text:span></text:span></text:p>
      <text:p text:style-name="P8"><text:span text:style-name="Source_20_Text"><text:span text:style-name="T14"> <text:line-break/></text:span></text:span><text:span text:style-name="Source_20_Text"><text:span text:style-name="T29">// importing a function </text:span></text:span></text:p>
      <text:p text:style-name="P8"><text:span text:style-name="Source_20_Text"><text:span text:style-name="T14"><text:line-break/>use function My\Full\functionName; <text:line-break/> </text:span></text:span></text:p>
      <text:p text:style-name="P13"><text:span text:style-name="Source_20_Text"><text:span text:style-name="T14">// ____________________________________________ </text:span></text:span></text:p>
      <text:p text:style-name="P8"><text:span text:style-name="Source_20_Text"><text:span text:style-name="T14"> <text:line-break/></text:span></text:span><text:span text:style-name="Source_20_Text"><text:span text:style-name="T29">// aliasing a function</text:span></text:span></text:p>
      <text:p text:style-name="P8"><text:span text:style-name="Source_20_Text"><text:span text:style-name="T14"> <text:line-break/>use function My\Full\functionName as func; </text:span></text:span></text:p>
      <text:p text:style-name="P8"><text:span text:style-name="Source_20_Text"><text:span text:style-name="T14"><text:line-break/>func(); <text:tab/><text:tab/><text:tab/><text:tab/><text:tab/></text:span></text:span><text:span text:style-name="Source_20_Text"><text:span text:style-name="T29">// calls function My\Full\functionName</text:span></text:span><text:span text:style-name="Source_20_Text"><text:span text:style-name="T14"> </text:span></text:span></text:p>
      <text:p text:style-name="P5"><text:span text:style-name="Source_20_Text"><text:span text:style-name="T14"> </text:span></text:span></text:p>
      <text:p text:style-name="P13"><text:span text:style-name="Source_20_Text"><text:span text:style-name="T14">// ____________________________________________ </text:span></text:span></text:p>
      <text:p text:style-name="P8"><text:span text:style-name="Source_20_Text"><text:span text:style-name="T14"> </text:span></text:span></text:p>
      <text:p text:style-name="P8"><text:span text:style-name="Source_20_Text"><text:span text:style-name="T14"><text:line-break/></text:span></text:span><text:span text:style-name="Source_20_Text"><text:span text:style-name="T29">// importing a constant</text:span></text:span><text:span text:style-name="Source_20_Text"><text:span text:style-name="T14"> </text:span></text:span></text:p>
      <text:p text:style-name="P8"><text:span text:style-name="Source_20_Text"><text:span text:style-name="T14"><text:line-break/>use const My\Full\CONSTANT; </text:span></text:span></text:p>
      <text:p text:style-name="P8"><text:span text:style-name="Source_20_Text"><text:span text:style-name="T14"/></text:span></text:p>
      <text:p text:style-name="P13"><text:span text:style-name="Source_20_Text"><text:span text:style-name="T14">echo CONSTANT; <text:tab/><text:tab/><text:tab/><text:tab/></text:span></text:span><text:span text:style-name="Source_20_Text"><text:span text:style-name="T29">// echoes the value of My\Full\CONSTANT</text:span></text:span><text:span text:style-name="Source_20_Text"><text:span text:style-name="T14"> </text:span></text:span></text:p>
      <text:p text:style-name="P11"><text:soft-page-break/>Note that for namespaced names (fully qualified namespace names containing namespace separator, such as Foo\Bar as opposed to global names that do not, such as FooBar), the leading backslash is unnecessary and not recommended, as import names must be fully qualified, and are not processed relative to the current namespace.  </text:p>
      <text:p text:style-name="P11"/>
      <text:p text:style-name="P15">PHP additionally supports a convenience shortcut to place multiple use statements on the same line.  </text:p>
      <text:p text:style-name="P15"> </text:p>
      <text:p text:style-name="P15">Example #2 importing/aliasing with the use operator, multiple use statements combined </text:p>
      <text:p text:style-name="P15"/>
      <text:p text:style-name="P9"><text:span text:style-name="Source_20_Text"><text:span text:style-name="T14">&lt;?php </text:span></text:span></text:p>
      <text:p text:style-name="P9"><text:span text:style-name="Source_20_Text"><text:span text:style-name="T14"><text:line-break/>use My\Full\Classname as Another, My\Full\NSname; <text:line-break/> <text:line-break/>$obj = new Another;  <text:tab/><text:tab/></text:span></text:span><text:span text:style-name="Source_20_Text"><text:span text:style-name="T29">// instantiates object of class My\Full\Classname </text:span></text:span><text:span text:style-name="Source_20_Text"><text:span text:style-name="T14"><text:line-break/>NSname\subns\func(); <text:tab/><text:tab/></text:span></text:span><text:span text:style-name="Source_20_Text"><text:span text:style-name="T29">// calls function My\Full\NSname\subns\func </text:span></text:span></text:p>
      <text:p text:style-name="P7"><text:span text:style-name="Source_20_Text"><text:span text:style-name="T29"/></text:span></text:p>
      <text:p text:style-name="P4"><text:span text:style-name="Source_20_Text"><text:span text:style-name="T14">?&gt;  </text:span></text:span></text:p>
      <text:p text:style-name="P4"> <text:span text:style-name="T1"><text:line-break/>Example #3 Importing and dynamic names </text:span></text:p>
      <text:p text:style-name="P5"> </text:p>
      <text:p text:style-name="P17"><text:span text:style-name="Source_20_Text"><text:span text:style-name="T14">&lt;?php </text:span></text:span></text:p>
      <text:p text:style-name="P16"><text:span text:style-name="Source_20_Text"><text:span text:style-name="T14"><text:line-break/>use My\Full\Classname as Another, My\Full\NSname; <text:line-break/> <text:line-break/>$obj = new Another; <text:tab/><text:tab/></text:span></text:span><text:span text:style-name="Source_20_Text"><text:span text:style-name="T29">// instantiates object of class My\Full\Classname</text:span></text:span><text:span text:style-name="Source_20_Text"><text:span text:style-name="T14"> <text:line-break/>$a = 'Another'; <text:line-break/>$obj = new $a;      <text:tab/><text:tab/></text:span></text:span><text:span text:style-name="Source_20_Text"><text:span text:style-name="T29">// instantiates object of class Another (from global scope) </text:span></text:span></text:p>
      <text:p text:style-name="P10"><text:span text:style-name="Source_20_Text"><text:span text:style-name="T14"> <text:line-break/>?&gt;  </text:span></text:span></text:p>
      <text:p text:style-name="P5"> </text:p>
      <text:p text:style-name="P11">Example #4 Importing and fully qualified names </text:p>
      <text:p text:style-name="P4"> </text:p>
      <text:p text:style-name="P18"><text:span text:style-name="Source_20_Text"><text:span text:style-name="T14">&lt;?php </text:span></text:span></text:p>
      <text:p text:style-name="P18"><text:span text:style-name="Source_20_Text"><text:span text:style-name="T14"><text:line-break/>use My\Full\Classname as Another, My\Full\NSname; <text:line-break/> <text:line-break/>$obj = new Another;        <text:tab/></text:span></text:span><text:span text:style-name="Source_20_Text"><text:span text:style-name="T29">// instantiates object of class My\Full\Classname</text:span></text:span><text:span text:style-name="Source_20_Text"><text:span text:style-name="T14"> <text:line-break/>$obj = new \Another;       <text:tab/></text:span></text:span><text:span text:style-name="Source_20_Text"><text:span text:style-name="T29">// instantiates object of class Another (from global scope)</text:span></text:span><text:span text:style-name="Source_20_Text"><text:span text:style-name="T14"> <text:line-break/>$obj = new Another\thing;  <text:tab/></text:span></text:span><text:span text:style-name="Source_20_Text"><text:span text:style-name="T29">// instantiates object of class My\Full\Classname\thing</text:span></text:span><text:span text:style-name="Source_20_Text"><text:span text:style-name="T14"> <text:line-break/>$obj = new \Another\thing; <text:tab/></text:span></text:span><text:span text:style-name="Source_20_Text"><text:span text:style-name="T29">// instantiates object of class Another\thing </text:span></text:span><text:span text:style-name="Source_20_Text"><text:span text:style-name="T14"><text:line-break/>?&gt; </text:span></text:span> </text:p>
      <text:p text:style-name="P4">  </text:p>
      <text:p text:style-name="P11">Example #5 Illegal importing rule </text:p>
      <text:p text:style-name="P4"> </text:p>
      <text:p text:style-name="P11">The use keyword must be declared in the outermost scope of a file (the global scope) or inside namespace declarations.  </text:p>
      <text:p text:style-name="P4"> </text:p>
      <text:p text:style-name="P11"><text:span text:style-name="Source_20_Text"><text:span text:style-name="T14">&lt;?php </text:span></text:span></text:p>
      <text:p text:style-name="P4"><text:span text:style-name="Source_20_Text"><text:span text:style-name="T14">namespace Languages; <text:line-break/> <text:line-break/>function toGreenlandic() { <text:line-break/>    use Languages\Danish; // &lt;- Parse error: syntax error, unexpected token "use"  <text:line-break/> <text:line-break/>    // ... <text:line-break/>}  <text:line-break/>?&gt; </text:span></text:span></text:p>
      <text:p text:style-name="P5"><text:soft-page-break/><text:span text:style-name="Source_20_Text"><text:span text:style-name="T14"> </text:span></text:span></text:p>
      <text:p text:style-name="P5"> </text:p>
      <text:p text:style-name="P28">Note: </text:p>
      <text:p text:style-name="P28">Importing rules are per file basis, meaning included files will NOT inherit the parent file's importing rules. </text:p>
      <text:p text:style-name="P30"> </text:p>
      <text:p text:style-name="P45"> </text:p>
      <text:p text:style-name="P52"><text:span text:style-name="T22">Classes, functions and constants being imported from the same </text:span><text:a xlink:type="simple" xlink:href="https://www.php.net/manual/en/language.namespaces.definition.php" text:style-name="Internet_20_link" text:visited-style-name="Visited_20_Internet_20_Link"><text:span text:style-name="Source_20_Text"><text:span text:style-name="T26">namespace</text:span></text:span></text:a><text:span text:style-name="T22"> can be grouped together in a single </text:span><text:span text:style-name="Source_20_Text"><text:span text:style-name="T26">use</text:span></text:span><text:span text:style-name="T22"> statement.  </text:span></text:p>
      <text:p text:style-name="P44"/>
      <text:p text:style-name="P44"/>
      <text:p text:style-name="P29"><text:span text:style-name="T9">Example #</text:span><text:span text:style-name="T10">6</text:span><text:span text:style-name="T9"> Group use declarations</text:span> </text:p>
      <text:p text:style-name="P4"> </text:p>
      <text:p text:style-name="P5"> </text:p>
      <text:p text:style-name="P19"><text:span text:style-name="Source_20_Text"><text:span text:style-name="T14">&lt;?php </text:span></text:span><text:line-break/> <text:line-break/><text:span text:style-name="Source_20_Text"><text:span text:style-name="T14">use some\namespace\ClassA; <text:line-break/>use some\namespace\ClassB; <text:line-break/>use some\namespace\ClassC as C; <text:line-break/> <text:line-break/>use function some\namespace\fn_a; <text:line-break/>use function some\namespace\fn_b; <text:line-break/>use function some\namespace\fn_c; <text:line-break/> <text:line-break/>use const some\namespace\ConstA; <text:line-break/>use const some\namespace\ConstB; <text:line-break/>use const some\namespace\ConstC; <text:line-break/> <text:line-break/></text:span></text:span><text:span text:style-name="Source_20_Text"><text:span text:style-name="T29">// is equivalent to the following groupped use declaration</text:span></text:span><text:span text:style-name="Source_20_Text"><text:span text:style-name="T14"> </text:span></text:span></text:p>
      <text:p text:style-name="P19"><text:span text:style-name="Source_20_Text"><text:span text:style-name="T14"><text:line-break/>use some\namespace\{ClassA, ClassB, ClassC as C};</text:span></text:span></text:p>
      <text:p text:style-name="P19"><text:span text:style-name="Source_20_Text"><text:span text:style-name="T14"> <text:line-break/>use function some\namespace\{fn_a, fn_b, fn_c}; </text:span></text:span></text:p>
      <text:p text:style-name="P19"><text:span text:style-name="Source_20_Text"><text:span text:style-name="T14"><text:line-break/>use const some\namespace\{ConstA, ConstB, ConstC}; </text:span></text:span></text:p>
      <text:p text:style-name="P5"> </text:p>
      <text:p text:style-name="P5"/>
      <text:p text:style-name="P5"/>
      <text:p text:style-name="P2">--------------------------------------------------------------------------------------------------------------------------------</text:p>
      <text:p text:style-name="P4"> </text:p>
      <text:p text:style-name="P5">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face style:name="DejaVu Sans Mono" svg:font-family="'DejaVu Sans Mono'" style:font-family-generic="modern" style:font-pitch="fixed"/>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9T10:24:32.383000000</meta:creation-date>
    <dc:date>2021-12-06T10:11:23.058794124</dc:date>
    <meta:editing-duration>PT2H8M23S</meta:editing-duration>
    <meta:editing-cycles>5</meta:editing-cycles>
    <meta:generator>LibreOffice/7.2.3.2$Linux_X86_64 LibreOffice_project/20$Build-2</meta:generator>
    <meta:print-date>2021-09-02T16:04:48.028000000</meta:print-date>
    <meta:document-statistic meta:table-count="2" meta:image-count="0" meta:object-count="0" meta:page-count="10" meta:paragraph-count="326" meta:word-count="1545" meta:character-count="12708" meta:non-whitespace-character-count="10434"/>
  </office:meta>
</office:document-meta>
</file>